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Nimbus Sans" fo:font-size="12pt" fo:font-weight="normal" officeooo:rsid="00167419" officeooo:paragraph-rsid="00167419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" fo:font-size="12pt" fo:font-style="italic" fo:font-weight="normal" officeooo:rsid="00167419" officeooo:paragraph-rsid="0016741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font-name="Nimbus Sans" fo:font-size="16pt" fo:font-weight="bold" officeooo:rsid="0013c41a" officeooo:paragraph-rsid="0013c41a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67419" officeooo:paragraph-rsid="00167419"/>
    </style:style>
    <style:style style:name="T1" style:family="text">
      <style:text-properties officeooo:rsid="00101837"/>
    </style:style>
    <style:style style:name="T2" style:family="text">
      <style:text-properties officeooo:rsid="00129814"/>
    </style:style>
    <style:style style:name="T3" style:family="text">
      <style:text-properties style:font-name="Nimbus Sans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Nimbus Sans" fo:font-size="12pt" fo:font-weight="normal" officeooo:rsid="0013c41a" style:font-size-asian="10.5pt" style:font-weight-asian="normal" style:font-size-complex="12pt" style:font-weight-complex="normal"/>
    </style:style>
    <style:style style:name="T5" style:family="text">
      <style:text-properties style:font-name="Nimbus Sans" fo:font-size="12pt" fo:font-weight="normal" officeooo:rsid="00129814" style:font-size-asian="10.5pt" style:font-weight-asian="normal" style:font-size-complex="12pt" style:font-weight-complex="normal"/>
    </style:style>
    <style:style style:name="T6" style:family="text">
      <style:text-properties officeooo:rsid="0016741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sic <text:span text:style-name="T6">BBQ Rub</text:span></text:p>
      <text:p text:style-name="P4">by Bill Warman</text:p>
      <text:p text:style-name="P1"/>
      <text:p text:style-name="P1"><text:span text:style-name="T2">1</text:span><text:span text:style-name="T1"> </text:span><text:span text:style-name="T6">T<text:tab/><text:tab/>Black pepper</text:span></text:p>
      <text:p text:style-name="P3">1 T<text:tab/><text:tab/>Paprika</text:p>
      <text:p text:style-name="P3">1 T<text:tab/><text:tab/>Salt</text:p>
      <text:p text:style-name="P3">1 T<text:tab/><text:tab/>Brown sugar</text:p>
      <text:p text:style-name="P3">1 t<text:tab/><text:tab/>Garlic powder</text:p>
      <text:p text:style-name="P6"><text:span text:style-name="T3">1 t<text:tab/><text:tab/>Onion powd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1:07:56.049990266</meta:creation-date>
    <dc:date>2022-10-13T10:37:22.162855164</dc:date>
    <meta:editing-duration>PT38M45S</meta:editing-duration>
    <meta:editing-cycles>8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8" meta:word-count="28" meta:character-count="116" meta:non-whitespace-character-count="90"/>
  </office:meta>
</office:document-meta>
</file>